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2599" officeooo:paragraph-rsid="00082599"/>
    </style:style>
    <style:style style:name="P2" style:family="paragraph" style:parent-style-name="Text_20_body">
      <style:text-properties officeooo:rsid="0009a46e" officeooo:paragraph-rsid="0009a46e"/>
    </style:style>
    <style:style style:name="P3" style:family="paragraph" style:parent-style-name="Text_20_body">
      <style:text-properties officeooo:rsid="000ba048" officeooo:paragraph-rsid="000ba048"/>
    </style:style>
    <style:style style:name="P4" style:family="paragraph" style:parent-style-name="Standard">
      <style:text-properties officeooo:rsid="00082599" officeooo:paragraph-rsid="00082599"/>
    </style:style>
    <style:style style:name="P5" style:family="paragraph" style:parent-style-name="Standard">
      <style:text-properties officeooo:rsid="000eefd6" officeooo:paragraph-rsid="000eefd6"/>
    </style:style>
    <style:style style:name="P6" style:family="paragraph" style:parent-style-name="Text_20_body" style:list-style-name="L1">
      <style:text-properties officeooo:rsid="0009a46e" officeooo:paragraph-rsid="0009a46e"/>
    </style:style>
    <style:style style:name="P7" style:family="paragraph" style:parent-style-name="Text_20_body">
      <style:text-properties officeooo:rsid="0009a46e" officeooo:paragraph-rsid="0009a46e"/>
    </style:style>
    <style:style style:name="P8" style:family="paragraph" style:parent-style-name="Text_20_body">
      <style:text-properties officeooo:rsid="000d09c7" officeooo:paragraph-rsid="000d09c7"/>
    </style:style>
    <style:style style:name="P9" style:family="paragraph" style:parent-style-name="Text_20_body" style:list-style-name="L2">
      <style:text-properties officeooo:rsid="000d09c7" officeooo:paragraph-rsid="000d09c7"/>
    </style:style>
    <style:style style:name="P10" style:family="paragraph" style:parent-style-name="Text_20_body">
      <style:text-properties officeooo:rsid="000eefd6" officeooo:paragraph-rsid="000eefd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gmentation Tool</text:p>
      <text:h text:style-name="Heading_20_1" text:outline-level="1">Input</text:h>
      <text:p text:style-name="P1">The segmentation tool takes in a number of images, a stack of images, <text:s/>to create a 3D texture. <text:s/>The texture size is then determined from <text:s/>the images. <text:s/>The width of the texture is set to the width of the first image (all images in the stack are assumed to have the same dimensions), similarly the height of the texture is set to the height of the first image. <text:s/>The depth of the texture is determined from the number of images in the stack.</text:p>
      <text:p text:style-name="P5">If DICOMs are used information taken from the files will be used to scale the images appropriately.</text:p>
      <text:h text:style-name="Heading_20_1" text:outline-level="1">Functionality</text:h>
      <text:p text:style-name="P2">The view can be manipulated with the mouse in the following maner.</text:p>
      <text:list xml:id="list706135657856686469" text:style-name="L1">
        <text:list-item>
          <text:p text:style-name="P6">Left-mouse:<text:tab/>The left mouse button will rotate the view.</text:p>
        </text:list-item>
        <text:list-item>
          <text:p text:style-name="P6">Right-mouse:<text:tab/>The right mouse button will zoom the view, this type of zoom is a fly zoom where the view point moves towards the interest point. <text:s/>Pressing the shift key when using the right mouse button will employ a telephoto style zoom, the same as what the lens on a camera does.</text:p>
        </text:list-item>
        <text:list-item>
          <text:p text:style-name="P6">Middle-mouse:<text:tab/>The middle mouse button will translate the view (on OS X translation is achieved by holding down the command key whilst pressing the left mouse button).</text:p>
        </text:list-item>
      </text:list>
      <text:p text:style-name="P8">To move the image plane you need to change the mode of the tool. <text:s/>The mode can be changed under the 'Mode' tool tab, or using the keyboard shortcut 'ctrl-r' which will cycle through the available modes <text:s/>(cycling in reverse is done by pressing 'ctrl-shift-r'). <text:s/>There are three modes that can be chosen:</text:p>
      <text:list xml:id="list8726150858339517293" text:style-name="L2">
        <text:list-item>
          <text:p text:style-name="P9">Segment</text:p>
        </text:list-item>
        <text:list-item>
          <text:p text:style-name="P9">Move image plane</text:p>
        </text:list-item>
        <text:list-item>
          <text:p text:style-name="P9">Rotate image plane</text:p>
        </text:list-item>
      </text:list>
      <text:p text:style-name="P10">In the segment mode you can change the orientation of the scene using the method described above. <text:s/>You can also add segmentation points by pressing the 'ctrl' key and the left mouse button at the same time.</text:p>
      <text:p text:style-name="P2"/>
      <text:p text:style-name="P3">To move the plane that the texture is displayed on press and hold the ctrl key and use the right mouse button to move the plane up and down in the direction of the plane's normal. <text:s/>To rotate the plane press ctrl r to put the segmentation tool into the plane rotation mode. <text:s/>This will bring up a sphere showing where the cetre of rotation is. <text:s/>Move the centre of rotation to the desired location by selecting it with the left mouse button and moving it. <text:s/>representing the centre of rotation bring up th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16:03.174516070</meta:creation-date>
    <dc:date>2014-03-31T10:28:54.623791604</dc:date>
    <meta:editing-duration>PT37M41S</meta:editing-duration>
    <meta:editing-cycles>5</meta:editing-cycles>
    <meta:generator>LibreOffice/4.2.2.1$Linux_X86_64 LibreOffice_project/420m0$Build-1</meta:generator>
    <meta:document-statistic meta:table-count="0" meta:image-count="0" meta:object-count="0" meta:page-count="1" meta:paragraph-count="15" meta:word-count="401" meta:character-count="2200" meta:non-whitespace-character-count="1805"/>
  </office:meta>
</office:document-meta>
</file>